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7.595cm" style:type="right"/>
        </style:tab-stops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499cm" fo:margin-bottom="0.199cm"/>
    </style:style>
    <style:style style:name="P3" style:family="paragraph" style:parent-style-name="Standard">
      <style:paragraph-properties fo:margin-top="0.499cm" fo:margin-bottom="0.199cm"/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1.032cm" fo:margin-right="0cm" fo:margin-top="0.499cm" fo:margin-bottom="0.199cm" fo:text-indent="-1.005cm" style:auto-text-indent="false">
        <style:tab-stops/>
      </style:paragraph-properties>
    </style:style>
    <style:style style:name="P5" style:family="paragraph" style:parent-style-name="Standard">
      <style:paragraph-properties fo:margin-top="0.499cm" fo:margin-bottom="0.19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size-asian="10.5pt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rendszer elsősorban a diákok tanulmányi adatait tartalmazza, így az ősmodellben a diákok szempontjából közelítem meg:</text:p>
      <text:p text:style-name="munka"><text:span text:style-name="T1">értékelés</text:span>{osztályzat, hiányzás, dátum, tárgy, név, anyja_neve, születés, évfolyam, osztály, irányítószám, lakcím, osztályfőnök, terem}</text:p>
      <text:p text:style-name="P2">Az adatok közt az alábbi függőségeket fedeztem fel:</text:p>
      <text:p text:style-name="munka">f<text:span text:style-name="T3">osztály</text:span>{évfolyam, osztály} → {osztályfőnök, terem}</text:p>
      <text:p text:style-name="munka">f<text:span text:style-name="T4">diák</text:span>{név, anyja_neve, születés} → {évfolyam, osztály, irányítószám, lakcím}</text:p>
      <text:p text:style-name="munka">f<text:span text:style-name="T3">értékelés</text:span>{név, anyja_neve, születés, dátum, tárgy} → {osztályzat, hiányzás}</text:p>
      <text:p text:style-name="P2">Normalizálás:</text:p>
      <text:p text:style-name="munka">1NF: az f<text:span text:style-name="T4">diák</text:span> függőség 1NF-ben van, mivel nincs benne összetett attribútum.</text:p>
      <text:p text:style-name="munka">2NF: a függőségek 2NF-ben vannak, mivel az összefüggések jobb oldalán álló tulajdonságok mindegyike függ az összes kulcstól.</text:p>
      <text:p text:style-name="munka">3NF: a függőségek 3NF-ben vannak, mivel nincs bennük belső összefüggés.</text:p>
      <text:p text:style-name="munka">BCNF: mivel a függőségek 3NF-ben vannak és az összefüggések bal oldalán egyetlen tulajdonság, vagy ezek halmaza sem függ elsődleges vagy másodlagos attribútumtól.</text:p>
      <text:p text:style-name="P4">Eredmény modell:</text:p>
      <text:p text:style-name="munka"><text:span text:style-name="T2">osztály</text:span><text:span text:style-name="T7">&lt;</text:span><text:span text:style-name="T6">évfolyam</text:span><text:span text:style-name="T7">, </text:span><text:span text:style-name="T6">osztály</text:span><text:span text:style-name="T7">, osztályfőnök, terem&gt;</text:span></text:p>
      <text:p text:style-name="munka"><text:span text:style-name="T2">diák</text:span><text:span text:style-name="T7">&lt;</text:span><text:span text:style-name="T5">név</text:span><text:span text:style-name="T7">, </text:span><text:span text:style-name="T6">anyja_neve</text:span><text:span text:style-name="T7">, </text:span><text:span text:style-name="T6">születés</text:span><text:span text:style-name="T7">, évfolyam, osztály, irányítószám, lakcím&gt;</text:span></text:p>
      <text:p text:style-name="munka"><text:span text:style-name="T2">értékelés</text:span><text:span text:style-name="T7">&lt;</text:span><text:span text:style-name="T5">név</text:span><text:span text:style-name="T7">, </text:span><text:span text:style-name="T6">anyja_neve</text:span><text:span text:style-name="T7">, </text:span><text:span text:style-name="T6">születés</text:span><text:span text:style-name="T7">, </text:span><text:span text:style-name="T6">dátum</text:span><text:span text:style-name="T7">, </text:span><text:span text:style-name="T6">tárgy</text:span><text:span text:style-name="T7">, osztályzat, hiányzás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cm" fo:margin-bottom="0.1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unka" style:family="paragraph" style:parent-style-name="Standard" style:next-style-name="Standard" style:class="text" style:master-page-name="">
      <style:paragraph-properties fo:margin-top="0.101cm" fo:margin-bottom="0.101cm" style:page-number="auto" fo:background-color="transparent" style:shadow="none">
        <style:tab-stops/>
        <style:background-image/>
      </style:paragraph-properties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7.595cm" style:type="right"/>
        </style:tab-stops>
      </style:paragraph-properties>
      <style:text-properties fo:font-style="normal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atbázis-kezelés féléves feladat – Adattábla tervezet<text:tab/>Balla Gábor - MYBCF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01:33:25</meta:creation-date>
    <meta:generator>LibreOffice/3.5$Linux_X86_64 LibreOffice_project/350m1$Build-2</meta:generator>
    <dc:date>2013-04-16T22:45:33</dc:date>
    <meta:editing-duration>PT25M30S</meta:editing-duration>
    <meta:editing-cycles>26</meta:editing-cycles>
    <meta:print-date>2013-04-10T08:57:17</meta:print-date>
    <meta:document-statistic meta:table-count="0" meta:image-count="0" meta:object-count="0" meta:page-count="1" meta:paragraph-count="16" meta:word-count="149" meta:character-count="1234" meta:non-whitespace-character-count="1101"/>
  </office:meta>
</office:document-meta>
</file>